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Hotels</text:p>
      <text:p text:style-name="P1"/>
      <text:p text:style-name="P1"/>
      <text:p text:style-name="P2">Introducción</text:p>
      <text:p text:style-name="P2"/>
      <text:p text:style-name="P2"/>
      <text:p text:style-name="P3">El presente documento se centrará en especificar las pautas a seguir para el desarrollo del proyecto, no solo centrándose en la parte de desarrollo para la consecución de la aplicación sino en las metodologías y pasos a seguir durante el proceso de desarrollo, documentación, puesta en marcha y mantenimiento del mismo.</text:p>
      <text:p text:style-name="P3"/>
      <text:p text:style-name="P3">“Hotels” es el nombre del proyecto que un grupo de amigos ha querido llevar a cabo para la venta de paquetes turísticos, en principio, a Cuba. Basándose los autores del mismo en la experiencia previa con este tipo de proyectos han decidido implementar una solución Open Source que satisfaga las necesidades del sistema a desarrollar, siempre reutilizando las lógicas de negocio ya implementadas y que se ajusten a los requerimientos del software basadas siempre en el Software Libre.</text:p>
      <text:p text:style-name="P3"/>
      <text:p text:style-name="P3">Por tanto se definirán aqui las consideraciones generales del proyecto, convenciones y aspectos que ayuden a crear una dinámica de trabajo amigable y orgánica con vistas a potenciar el desarrollo de la aplicación de forma ágil, escalable y eficiente.</text:p>
      <text:p text:style-name="P3"/>
      <text:p text:style-name="P3"/>
      <text:p text:style-name="P2">Estructura del proyecto.</text:p>
      <text:p text:style-name="P3"/>
      <text:p text:style-name="P3">El proyecto se va a estructurar de la siguiente forma:</text:p>
      <text:p text:style-name="P3"/>
      <text:p text:style-name="P3">- Documentación</text:p>
      <text:p text:style-name="P3"><text:tab/>Recoge todo lo relativo a la documentación del <text:tab/>proyecto, incluido el presente docuemnto.</text:p>
      <text:p text:style-name="P3"/>
      <text:p text:style-name="P3">- Aplicación:</text:p>
      <text:p text:style-name="P3"><text:tab/>Directorio donde se almacena toda la aplicación, <text:tab/>framework, bundles, asstes etc.</text:p>
      <text:p text:style-name="P3"><text:soft-page-break/>- Control: Directorio donde se almacenan los logs, cache <text:tab/>etc...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9T13:41:20</dc:date>
    <dc:creator>Hector Luis</dc:creator>
    <meta:generator>LibreOffice/3.5$Linux_X86_64 LibreOffice_project/350m1$Build-2</meta:generator>
    <meta:editing-duration>PT7M6S</meta:editing-duration>
    <meta:editing-cycles>10</meta:editing-cycles>
    <meta:document-statistic meta:table-count="0" meta:image-count="0" meta:object-count="0" meta:page-count="2" meta:paragraph-count="13" meta:word-count="222" meta:character-count="1422" meta:non-whitespace-character-count="1206"/>
  </office:meta>
</office:document-meta>
</file>